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draw:fill="none" fo:min-height="4.979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line draw:style-name="gr1" draw:text-style-name="P1" draw:layer="layout" svg:x1="23.5cm" svg:y1="3.249cm" svg:x2="24.999cm" svg:y2="3.249cm">
          <text:p/>
        </draw:line>
        <draw:line draw:style-name="gr2" draw:text-style-name="P2" draw:layer="layout" svg:x1="25cm" svg:y1="6.5cm" svg:x2="25.5cm" svg:y2="7cm">
          <text:p/>
        </draw:line>
        <draw:frame draw:style-name="gr3" draw:text-style-name="P3" draw:layer="layout" svg:width="7.242cm" svg:height="5.229cm" svg:x="2.758cm" svg:y="1cm">
          <draw:text-box>
            <text:p><text:s text:c="13"/>25(B)</text:p>
            <text:p><text:s text:c="11"/>/ <text:s text:c="9"/>\</text:p>
            <text:p><text:s text:c="3"/>15(R) <text:s text:c="9"/>35(R)</text:p>
            <text:p><text:s text:c="4"/>/ <text:s text:c="5"/>\ <text:s text:c="10"/>/ <text:s text:c="5"/>\</text:p>
            <text:p>10(B) 20(B) 30(B) 40(B)</text:p>
            <text:p><text:s/>/</text:p>
            <text:p>5(R)</text:p>
          </draw:text-box>
        </draw:frame>
        <draw:frame draw:style-name="gr3" draw:text-style-name="P3" draw:layer="layout" svg:width="7.242cm" svg:height="5.229cm" svg:x="12.758cm" svg:y="1.001cm">
          <draw:text-box>
            <text:p><text:s text:c="13"/>25(B)</text:p>
            <text:p><text:s text:c="11"/>/ <text:s text:c="9"/>\</text:p>
            <text:p><text:s text:c="3"/>15(R) <text:s text:c="9"/>35(R)</text:p>
            <text:p><text:s text:c="4"/>/ <text:s text:c="5"/>\ <text:s text:c="10"/>/ <text:s text:c="5"/>\</text:p>
            <text:p><text:s/>5(B) 20(B) 30(B) 40(B)</text:p>
            <text:p/>
            <text:p/>
          </draw:text-box>
        </draw:frame>
        <draw:frame draw:style-name="gr3" draw:text-style-name="P3" draw:layer="layout" svg:width="7.242cm" svg:height="5.229cm" svg:x="2.758cm" svg:y="9.2cm">
          <draw:text-box>
            <text:p><text:s text:c="13"/>25(B)</text:p>
            <text:p><text:s text:c="11"/>/ <text:s text:c="9"/>\</text:p>
            <text:p><text:s text:c="3"/>15(R) <text:s text:c="9"/>35(R)</text:p>
            <text:p><text:s text:c="4"/>/ <text:s text:c="5"/>\ <text:s text:c="10"/>/ <text:s text:c="5"/>\</text:p>
            <text:p>10(B) 20(B) 30(B) 40(B)</text:p>
            <text:p><text:s/>/</text:p>
            <text:p>5(R)</text:p>
          </draw:text-box>
        </draw:frame>
        <draw:frame draw:style-name="gr3" draw:text-style-name="P3" draw:layer="layout" svg:width="7.242cm" svg:height="5.229cm" svg:x="12.758cm" svg:y="9.201cm">
          <draw:text-box>
            <text:p><text:s text:c="13"/>25(B)</text:p>
            <text:p><text:s text:c="11"/>/ <text:s text:c="9"/>\</text:p>
            <text:p><text:s text:c="3"/>15(R) <text:s text:c="9"/>35(R)</text:p>
            <text:p><text:s text:c="4"/>/ <text:s text:c="5"/>\ <text:s text:c="10"/>/ <text:s text:c="5"/>\</text:p>
            <text:p>10(B) 20(B) 30(B) 40(B)</text:p>
            <text:p><text:s/>/</text:p>
            <text:p>5(R)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20T20:53:46.896645200</meta:creation-date>
    <dc:date>2025-06-20T21:15:19.640944800</dc:date>
    <meta:editing-duration>PT10M48S</meta:editing-duration>
    <meta:editing-cycles>1</meta:editing-cycles>
    <meta:document-statistic meta:object-count="29"/>
    <meta:generator>LibreOffice/25.2.2.2$Windows_X86_64 LibreOffice_project/7370d4be9e3cf6031a51beef54ff3bda878e3fac</meta:generator>
  </office:meta>
</office:document-meta>
</file>